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008in"/>
    </style:style>
    <style:style style:name="co2" style:family="table-column">
      <style:table-column-properties fo:break-before="auto" style:column-width="2.5453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04"/>
    <style:style style:name="ce2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Section 6.6" table:style-name="ta1">
        <table:table-column table:style-name="co1" table:default-cell-style-name="Default"/>
        <table:table-column table:style-name="co1" table:default-cell-style-name="ce2"/>
        <table:table-column table:style-name="co2" table:default-cell-style-name="ce2"/>
        <table:table-row table:style-name="ro1">
          <table:table-cell office:value-type="string" calcext:value-type="string">
            <text:p>Number</text:p>
          </table:table-cell>
          <table:table-cell table:style-name="Default" office:value-type="string" calcext:value-type="string">
            <text:p>Answer</text:p>
          </table:table-cell>
          <table:table-cell table:style-name="Default" office:value-type="string" calcext:value-type="string">
            <text:p>Formula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FV(0.0422/12; 20*12;150; 0; 0)" office:value-type="currency" office:currency="USD" office:value="-56397.5946548893" calcext:value-type="currency">
            <text:p>-$56,397.59</text:p>
          </table:table-cell>
          <table:table-cell office:value-type="string" calcext:value-type="string">
            <text:p>=FV(0.0422/12, 20*12,150, 0, 0)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FV(0.0362/2; 30*2;500; 0; 0)" office:value-type="currency" office:currency="USD" office:value="-53419.0950132953" calcext:value-type="currency">
            <text:p>-$53,419.10</text:p>
          </table:table-cell>
          <table:table-cell office:value-type="string" calcext:value-type="string">
            <text:p>=FV(0.0362/2, 30*2,500, 0, 0)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FV(0.0361/4; 25*4;250; 0; 0)" office:value-type="currency" office:currency="USD" office:value="-40326.8176562271" calcext:value-type="currency">
            <text:p>-$40,326.82</text:p>
          </table:table-cell>
          <table:table-cell office:value-type="string" calcext:value-type="string">
            <text:p>=FV(0.0361/4, 25*4,250, 0, 0)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PMT(0.0394/12;40*12;0;1000000;0)" office:value-type="currency" office:currency="USD" office:value="-858.812766544141" calcext:value-type="currency">
            <text:p>-$858.81</text:p>
          </table:table-cell>
          <table:table-cell office:value-type="string" calcext:value-type="string">
            <text:p>=PMT(0.0394/12,40*12,0,1000000,0)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PMT(0.0211/4;30*4;0;500000;0)" office:value-type="currency" office:currency="USD" office:value="-2996.74592363701" calcext:value-type="currency">
            <text:p>-$2,996.75</text:p>
          </table:table-cell>
          <table:table-cell office:value-type="string" calcext:value-type="string">
            <text:p>=PMT(0.0211/4,30*4,0,500000,0)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PMT(0.0327/12;25*12;0;750000;0)" office:value-type="currency" office:currency="USD" office:value="-1619.05043282605" calcext:value-type="currency">
            <text:p>-$1,619.05</text:p>
          </table:table-cell>
          <table:table-cell office:value-type="string" calcext:value-type="string">
            <text:p>=PMT(0.0327/12,25*12,0,750000,0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2">00/00/0000</text:date>, <text:time style:data-style-name="N2" text:time-value="10:52:28.80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6T23:20:10.843000000</meta:creation-date>
    <dc:date>2024-11-12T10:33:44.444000000</dc:date>
    <meta:editing-duration>PT31M45S</meta:editing-duration>
    <meta:editing-cycles>4</meta:editing-cycles>
    <meta:generator>LibreOffice/24.8.2.1$Windows_x86 LibreOffice_project/0f794b6e29741098670a3b95d60478a65d05ef13</meta:generator>
    <meta:document-statistic meta:table-count="1" meta:cell-count="21" meta:object-count="0"/>
  </office:meta>
</office:document-meta>
</file>